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ResultAugmento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processAttributePSVI( AttrImpl attr , AttributePSVI attrPSV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ResultAugmento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doctypeDecl( DocumentTyp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setIgnoringCharacter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Augmento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ResultAugmentor.comment( Comm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startElement( QName element , XMLAttributes attributes , Augmentations au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OMResultAugmento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Augmentor.processingInstruction( ProcessingInstruc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setDOMResult( DOMResult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ResultAugmento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Augmentor.DOMResultAugmentor( DOMValidatorHelper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Augmento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cdata( CDATASec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endElement( QName element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ResultAugmentor.characters( Tex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ResultAugmento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Augmento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